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6.727cm" fo:margin-left="-0.026cm" fo:margin-right="-0.191cm" table:align="margins" style:writing-mode="lr-tb"/>
    </style:style>
    <style:style style:name="Tabulka1.A" style:family="table-column">
      <style:table-column-properties style:column-width="4.101cm" style:rel-column-width="2325*"/>
    </style:style>
    <style:style style:name="Tabulka1.B" style:family="table-column">
      <style:table-column-properties style:column-width="2.17cm" style:rel-column-width="1230*"/>
    </style:style>
    <style:style style:name="Tabulka1.C" style:family="table-column">
      <style:table-column-properties style:column-width="5.847cm" style:rel-column-width="3315*"/>
    </style:style>
    <style:style style:name="Tabulka1.D" style:family="table-column">
      <style:table-column-properties style:column-width="4.609cm" style:rel-column-width="2613*"/>
    </style:style>
    <style:style style:name="Tabulka1.1" style:family="table-row">
      <style:table-row-properties style:keep-together="true" fo:keep-together="auto"/>
    </style:style>
    <style:style style:name="Tabulka1.A1" style:family="table-cell">
      <style:table-cell-properties style:vertical-align="top" fo:padding-left="0.191cm" fo:padding-right="0.191cm" fo:padding-top="0cm" fo:padding-bottom="0cm" fo:border="none" style:writing-mode="lr-tb"/>
    </style:style>
    <style:style style:name="Tabulka1.A2"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text-properties fo:language="cs" fo:country="CZ"/>
    </style:style>
    <style:style style:name="P2" style:family="paragraph" style:parent-style-name="Standard">
      <style:paragraph-properties fo:text-align="end" style:justify-single-word="false"/>
      <style:text-properties fo:language="cs" fo:country="CZ"/>
    </style:style>
    <style:style style:name="P3" style:family="paragraph" style:parent-style-name="Standard">
      <style:paragraph-properties fo:text-align="justify" style:justify-single-word="false"/>
    </style:style>
    <style:style style:name="P4" style:family="paragraph" style:parent-style-name="Standard" style:list-style-name="WW8Num2"/>
    <style:style style:name="P5" style:family="paragraph" style:parent-style-name="Standard">
      <style:text-properties fo:color="#0000ff" style:font-name="Arial" fo:font-size="11pt" fo:language="cs" fo:country="CZ" fo:font-style="italic" style:font-size-asian="11pt" style:font-style-asian="italic" style:font-name-complex="Arial" style:font-size-complex="11pt"/>
    </style:style>
    <style:style style:name="P6" style:family="paragraph" style:parent-style-name="Standard" style:list-style-name="WW8Num2">
      <style:text-properties fo:color="#0000ff" style:font-name="Arial" fo:font-size="11pt" fo:language="cs" fo:country="CZ" fo:font-style="italic" style:font-size-asian="11pt" style:font-style-asian="italic" style:font-name-complex="Arial" style:font-size-complex="11pt"/>
    </style:style>
    <style:style style:name="P7" style:family="paragraph" style:parent-style-name="Standard">
      <style:paragraph-properties fo:text-align="end" style:justify-single-word="false"/>
      <style:text-properties fo:color="#000000" fo:language="cs" fo:country="CZ"/>
    </style:style>
    <style:style style:name="P8" style:family="paragraph" style:parent-style-name="Standard">
      <style:paragraph-properties fo:text-align="end" style:justify-single-word="false"/>
      <style:text-properties fo:color="#000000"/>
    </style:style>
    <style:style style:name="P9" style:family="paragraph" style:parent-style-name="Standard" style:list-style-name="WW8Num2">
      <style:paragraph-properties fo:margin-left="1.251cm" fo:margin-right="0cm" fo:text-indent="-1.251cm" style:auto-text-indent="false"/>
      <style:text-properties fo:color="#0000ff" style:font-name="Arial" fo:font-size="11pt" fo:language="cs" fo:country="CZ" fo:font-style="italic" style:font-size-asian="11pt" style:font-style-asian="italic" style:font-name-complex="Arial" style:font-size-complex="11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color="#0000ff" style:font-name="Arial" fo:font-size="11pt" fo:font-style="italic" style:font-size-asian="11pt" style:font-style-asian="italic" style:font-name-complex="Arial" style:font-size-complex="11pt"/>
    </style:style>
    <style:style style:name="P12" style:family="paragraph" style:parent-style-name="Text_20_body">
      <style:paragraph-properties fo:margin-top="0cm" fo:margin-bottom="0cm" fo:text-align="justify" style:justify-single-word="false"/>
    </style:style>
    <style:style style:name="P13" style:family="paragraph" style:parent-style-name="Contents_20_1">
      <style:text-properties fo:language="none" fo:country="none"/>
    </style:style>
    <style:style style:name="P14" style:family="paragraph" style:parent-style-name="Contents_20_2">
      <style:paragraph-properties>
        <style:tab-stops>
          <style:tab-stop style:position="1.693cm"/>
          <style:tab-stop style:position="16.51cm" style:type="right" style:leader-style="dotted" style:leader-text="."/>
        </style:tab-stops>
      </style:paragraph-properties>
    </style:style>
    <style:style style:name="P15" style:family="paragraph" style:parent-style-name="Heading_20_2">
      <style:text-properties fo:language="cs" fo:country="CZ"/>
    </style:style>
    <style:style style:name="P16" style:family="paragraph" style:parent-style-name="Heading_20_1">
      <style:text-properties fo:language="cs" fo:country="CZ"/>
    </style:style>
    <style:style style:name="P17" style:family="paragraph" style:parent-style-name="Heading_20_1">
      <style:paragraph-properties fo:break-before="page"/>
    </style:style>
    <style:style style:name="P18" style:family="paragraph" style:parent-style-name="Heading_20_1" style:master-page-name="Převést_20_1">
      <style:paragraph-properties style:page-number="1"/>
      <style:text-properties fo:language="cs" fo:country="CZ"/>
    </style:style>
    <style:style style:name="P19" style:family="paragraph" style:parent-style-name="Heading_20_4">
      <style:paragraph-properties fo:margin-top="0cm" fo:margin-bottom="0cm"/>
      <style:text-properties style:font-name="Arial" fo:font-size="14pt" fo:font-style="normal" style:font-size-asian="14pt" style:font-style-asian="normal" style:font-name-complex="Arial" style:font-size-complex="14pt"/>
    </style:style>
    <style:style style:name="P20" style:family="paragraph" style:parent-style-name="Heading_20_6">
      <style:paragraph-properties fo:text-align="end" style:justify-single-word="false"/>
    </style:style>
    <style:style style:name="P21" style:family="paragraph" style:parent-style-name="level_20_3_20_text">
      <style:paragraph-properties fo:margin-left="2.381cm" fo:margin-right="0cm" fo:text-indent="0cm" style:auto-text-indent="false"/>
      <style:text-properties fo:color="#0000ff" fo:language="cs" fo:country="CZ"/>
    </style:style>
    <style:style style:name="P22" style:family="paragraph" style:parent-style-name="Prostý_20_text">
      <style:paragraph-properties fo:text-align="justify" style:justify-single-word="false"/>
      <style:text-properties style:font-name="Arial" style:font-name-complex="Arial"/>
    </style:style>
    <style:style style:name="P23" style:family="paragraph" style:parent-style-name="Prostý_20_text">
      <style:paragraph-properties fo:text-align="justify" style:justify-single-word="false"/>
      <style:text-properties fo:color="#000000" style:font-name="Arial" style:font-name-complex="Arial"/>
    </style:style>
    <style:style style:name="P24" style:family="paragraph" style:parent-style-name="TOCEntry">
      <style:paragraph-properties fo:break-before="page"/>
      <style:text-properties fo:language="cs" fo:country="CZ"/>
    </style:style>
    <style:style style:name="P25" style:family="paragraph" style:parent-style-name="Text_20_body_20_indent">
      <style:paragraph-properties fo:text-align="end" style:justify-single-word="false"/>
    </style:style>
    <style:style style:name="P26" style:family="paragraph" style:parent-style-name="Text_20_body_20_indent">
      <style:paragraph-properties fo:text-align="end" style:justify-single-word="false"/>
      <style:text-properties fo:color="#000000" fo:font-size="16pt" fo:font-weight="bold" style:font-size-asian="16pt" style:font-weight-asian="bold" style:font-size-complex="16pt" style:font-weight-complex="bold"/>
    </style:style>
    <style:style style:name="P27" style:family="paragraph" style:parent-style-name="Text_20_body_20_indent">
      <style:paragraph-properties fo:text-align="end" style:justify-single-word="false"/>
      <style:text-properties fo:color="#000000"/>
    </style:style>
    <style:style style:name="P28" style:family="paragraph" style:parent-style-name="Text_20_body_20_indent">
      <style:paragraph-properties fo:margin-left="0cm" fo:margin-right="0cm" fo:text-align="justify" style:justify-single-word="false" fo:text-indent="0cm" style:auto-text-indent="false"/>
    </style:style>
    <style:style style:name="P29" style:family="paragraph" style:parent-style-name="Text_20_body_20_indent">
      <style:paragraph-properties fo:margin-left="0cm" fo:margin-right="0cm" fo:text-align="justify" style:justify-single-word="false" fo:text-indent="0cm" style:auto-text-indent="false"/>
      <style:text-properties fo:color="#0000ff"/>
    </style:style>
    <style:style style:name="P30" style:family="paragraph" style:parent-style-name="Text_20_body_20_indent">
      <style:paragraph-properties fo:margin-left="0cm" fo:margin-right="0cm" fo:text-align="justify" style:justify-single-word="false" fo:text-indent="0cm" style:auto-text-indent="false"/>
      <style:text-properties fo:color="#0000ff" style:font-name="Arial" style:font-name-complex="Arial"/>
    </style:style>
    <style:style style:name="P31" style:family="paragraph" style:parent-style-name="Text_20_body_20_indent">
      <style:paragraph-properties fo:margin-left="0cm" fo:margin-right="0cm" fo:text-indent="0cm" style:auto-text-indent="false"/>
      <style:text-properties style:font-name="Arial" fo:font-size="20pt" style:font-size-asian="20pt" style:font-name-complex="Arial"/>
    </style:style>
    <style:style style:name="P32" style:family="paragraph" style:parent-style-name="Text_20_body_20_indent">
      <style:paragraph-properties fo:margin-left="0cm" fo:margin-right="0cm" fo:text-align="center" style:justify-single-word="false" fo:text-indent="0cm" style:auto-text-indent="false"/>
      <style:text-properties style:font-name="Arial" fo:font-size="20pt" style:font-size-asian="20pt" style:font-name-complex="Arial"/>
    </style:style>
    <style:style style:name="P33" style:family="paragraph" style:parent-style-name="Text_20_body_20_indent">
      <style:paragraph-properties fo:margin-left="0cm" fo:margin-right="0cm" fo:text-align="center" style:justify-single-word="false" fo:text-indent="0cm" style:auto-text-indent="false"/>
      <style:text-properties style:font-name="Arial" fo:font-size="20pt" fo:font-weight="bold" style:font-size-asian="20pt" style:font-weight-asian="bold" style:font-name-complex="Arial"/>
    </style:style>
    <style:style style:name="P34" style:family="paragraph" style:parent-style-name="Text_20_body_20_indent">
      <style:paragraph-properties fo:margin-left="0cm" fo:margin-right="0cm" fo:text-align="justify" style:justify-single-word="false" fo:text-indent="0cm" style:auto-text-indent="false"/>
      <style:text-properties style:font-name="Arial" style:font-name-complex="Arial"/>
    </style:style>
    <style:style style:name="P35" style:family="paragraph" style:parent-style-name="Text_20_body_20_indent">
      <style:paragraph-properties fo:margin-left="0cm" fo:margin-right="0cm" fo:text-align="center" style:justify-single-word="false" fo:text-indent="0cm" style:auto-text-indent="false"/>
      <style:text-properties fo:color="#000000" style:font-name="Arial" fo:font-size="15pt" fo:font-weight="bold" style:font-size-asian="15pt" style:font-weight-asian="bold" style:font-name-complex="Arial" style:font-size-complex="15pt" style:font-weight-complex="bold"/>
    </style:style>
    <style:style style:name="P36" style:family="paragraph" style:parent-style-name="Text_20_body_20_indent" style:master-page-name="Standard">
      <style:paragraph-properties fo:margin-left="0cm" fo:margin-right="0cm" fo:text-align="justify" style:justify-single-word="false" fo:text-indent="0cm" style:auto-text-indent="false" style:page-number="auto"/>
      <style:text-properties fo:color="#0000ff"/>
    </style:style>
    <style:style style:name="P37" style:family="paragraph" style:parent-style-name="template">
      <style:text-properties fo:color="#0000ff" fo:language="cs" fo:country="CZ"/>
    </style:style>
    <style:style style:name="P38" style:family="paragraph" style:parent-style-name="template">
      <style:text-properties fo:language="cs" fo:country="CZ"/>
    </style:style>
    <style:style style:name="P39" style:family="paragraph" style:parent-style-name="template">
      <style:text-properties fo:color="#000000"/>
    </style:style>
    <style:style style:name="P40" style:family="paragraph" style:parent-style-name="template">
      <style:text-properties fo:color="#000000" fo:language="cs" fo:country="CZ"/>
    </style:style>
    <style:style style:name="P41" style:family="paragraph" style:parent-style-name="template">
      <style:paragraph-properties fo:margin-left="2.381cm" fo:margin-right="0cm" fo:text-indent="0cm" style:auto-text-indent="false"/>
      <style:text-properties fo:color="#0000ff" fo:language="cs" fo:country="CZ"/>
    </style:style>
    <style:style style:name="T1" style:family="text">
      <style:text-properties style:font-name="Arial" style:font-name-complex="Arial"/>
    </style:style>
    <style:style style:name="T2" style:family="text">
      <style:text-properties fo:color="#0000ff" style:font-name="Arial" fo:font-size="11pt" fo:font-style="italic" style:font-size-asian="11pt" style:font-style-asian="italic" style:font-name-complex="Arial" style:font-size-complex="11pt"/>
    </style:style>
    <style:style style:name="T3" style:family="text">
      <style:text-properties fo:color="#0000ff" style:font-name="Arial" fo:font-size="11pt" fo:language="cs" fo:country="CZ" fo:font-style="italic" style:font-size-asian="11pt" style:font-style-asian="italic" style:font-name-complex="Arial" style:font-size-complex="11pt"/>
    </style:style>
    <style:style style:name="T4" style:family="text">
      <style:text-properties fo:color="#0000ff" fo:language="cs" fo:country="CZ"/>
    </style:style>
    <style:style style:name="T5" style:family="text">
      <style:text-properties fo:color="#0000ff" fo:language="cs" fo:country="CZ" fo:font-style="italic" style:font-style-asian="italic"/>
    </style:style>
    <style:style style:name="T6" style:family="text">
      <style:text-properties fo:color="#0000ff" fo:language="cs" fo:country="CZ" fo:font-style="normal" style:font-style-asian="normal"/>
    </style:style>
    <style:style style:name="T7" style:family="text">
      <style:text-properties fo:color="#0000ff" style:font-name="Times New Roman" fo:language="cs" fo:country="CZ" style:font-name-complex="Times New Roman"/>
    </style:style>
    <style:style style:name="T8" style:family="text">
      <style:text-properties fo:language="cs" fo:country="CZ"/>
    </style:style>
    <style:style style:name="T9" style:family="text">
      <style:text-properties fo:language="cs" fo:country="CZ" style:language-asian="none" style:country-asian="none"/>
    </style:style>
    <style:style style:name="T10" style:family="text">
      <style:text-properties style:font-name="Calibri" fo:font-size="11pt" fo:language="cs" fo:country="CZ" fo:font-weight="normal" style:font-size-asian="11pt" style:language-asian="none" style:country-asian="none" style:font-weight-asian="normal" style:font-name-complex="Calibri" style:font-size-complex="11pt"/>
    </style:style>
    <style:style style:name="T11" style:family="text">
      <style:text-properties style:font-name="Calibri" fo:language="cs" fo:country="CZ" style:language-asian="none" style:country-asian="none" style:font-name-complex="Calibri" style:font-size-complex="11pt"/>
    </style:style>
    <style:style style:name="T12" style:family="text">
      <style:text-properties fo:font-size="14pt" fo:language="cs" fo:country="CZ" fo:font-style="normal" fo:font-weight="bold" style:font-size-asian="14pt" style:font-style-asian="normal" style:font-weight-asian="bold" style:font-size-complex="14pt"/>
    </style:style>
    <style:style style:name="Sect1" style:family="section">
      <style:section-properties style:editable="false">
        <style:columns fo:column-count="1" fo:column-gap="0cm"/>
      </style:section-properties>
    </style:style>
    <number:date-style style:name="N37">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9"/>
      <text:p text:style-name="P29"/>
      <text:p text:style-name="P29"/>
      <text:p text:style-name="P29"/>
      <text:p text:style-name="P29"/>
      <text:p text:style-name="P29"/>
      <text:p text:style-name="P29"/>
      <text:p text:style-name="P32">Zápočtová úloha z předmětu KIV/ZSWI</text:p>
      <text:p text:style-name="P31"/>
      <text:p text:style-name="P31"/>
      <text:p text:style-name="P33">DOKUMENT SPECIFIKACE POŽADAVKŮ</text:p>
      <text:p text:style-name="P34"/>
      <text:p text:style-name="P34"/>
      <text:p text:style-name="P34"/>
      <text:p text:style-name="P34"/>
      <text:p text:style-name="P34"/>
      <text:p text:style-name="P35">15.5.2015</text:p>
      <text:p text:style-name="P34"/>
      <text:p text:style-name="P34"/>
      <text:p text:style-name="P34"/>
      <text:p text:style-name="P34"/>
      <text:p text:style-name="P28"><text:span text:style-name="T1">Tým: Lentilky</text:span></text:p>
      <text:p text:style-name="P34"/>
      <text:p text:style-name="P34">Členové:</text:p>
      <text:p text:style-name="P30">&lt;vedoucí&gt; &lt;příjmení&gt;<text:tab/><text:tab/>&lt;email&gt;</text:p>
      <text:p text:style-name="P30">&lt;jméno&gt; <text:s/>&lt;příjmení&gt;<text:tab/><text:tab/>&lt;email&gt;</text:p>
      <text:p text:style-name="P30">&lt;jméno&gt; <text:s/>&lt;příjmení&gt;<text:tab/><text:tab/>&lt;email&gt;</text:p>
      <text:p text:style-name="P30">&lt;jméno&gt; <text:s/>&lt;příjmení&gt;<text:tab/><text:tab/>&lt;email&gt;</text:p>
      <text:p text:style-name="P30">&lt;jméno&gt; <text:s/>&lt;příjmení&gt;<text:tab/><text:tab/>&lt;email&gt;</text:p>
      <text:p text:style-name="P29"><text:soft-page-break/></text:p>
      <text:p text:style-name="P25"/>
      <text:p text:style-name="P25"/>
      <text:p text:style-name="P25"/>
      <text:p text:style-name="P25"/>
      <text:p text:style-name="P26"><text:span text:style-name="T1">Vytváření lentikulárních obrázků</text:span></text:p>
      <text:h text:style-name="P20" text:outline-level="6" text:is-list-header="true"><text:span text:style-name="T12">DOKUMENT SPECIFIKACE POŽADAVKŮ</text:span></text:h>
      <text:p text:style-name="P2"/>
      <text:p text:style-name="P2"/>
      <text:p text:style-name="P2"/>
      <text:p text:style-name="P2"/>
      <text:p text:style-name="P7"/>
      <text:p text:style-name="P27"><text:span text:style-name="T1">Verze </text:span><text:span text:style-name="T1">1.0</text:span></text:p>
      <text:p text:style-name="P8"/>
      <text:p text:style-name="P3"/>
      <text:p text:style-name="P3"/>
      <text:p text:style-name="P3"/>
      <text:p text:style-name="P3"/>
      <text:h text:style-name="P19" text:outline-level="4" text:is-list-header="true">Historie dokumentu</text:h>
      <text:p text:style-name="Standard"/>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22">Datum</text:p>
          </table:table-cell>
          <table:table-cell table:style-name="Tabulka1.A1" office:value-type="string">
            <text:p text:style-name="P22">Verze</text:p>
          </table:table-cell>
          <table:table-cell table:style-name="Tabulka1.A1" office:value-type="string">
            <text:p text:style-name="P22">Popis</text:p>
          </table:table-cell>
          <table:table-cell table:style-name="Tabulka1.A1" office:value-type="string">
            <text:p text:style-name="P22">Autor</text:p>
          </table:table-cell>
        </table:table-row>
        <table:table-row table:style-name="Tabulka1.1">
          <table:table-cell table:style-name="Tabulka1.A2" office:value-type="date" office:date-value="2015-03-03">
            <text:p text:style-name="P23">3.3.2015</text:p>
          </table:table-cell>
          <table:table-cell table:style-name="Tabulka1.A2" office:value-type="date" office:date-value="2000-01-01">
            <text:p text:style-name="P23">1.1.2000</text:p>
          </table:table-cell>
          <table:table-cell table:style-name="Tabulka1.A1" office:value-type="string">
            <text:p text:style-name="P23">Počáteční specifikace </text:p>
          </table:table-cell>
          <table:table-cell table:style-name="Tabulka1.A1" office:value-type="string">
            <text:p text:style-name="P23">Jan Albl</text:p>
          </table:table-cell>
        </table:table-row>
      </table:table>
      <text:p text:style-name="P24">Obsah</text:p>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3" text:style-name="Contents_20_3">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5" text:style-name="Contents_20_5">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6" text:style-name="Contents_20_6">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7" text:style-name="Contents_20_7">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8" text:style-name="Contents_20_8">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9" text:style-name="Contents_20_9">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_Toc224035859" text:style-name="Index_20_Link_20__28_user_29_" text:visited-style-name="Index_20_Link_20__28_user_29_"><text:span text:style-name="T9">1.</text:span></text:a><text:a xlink:type="simple" xlink:href="#__RefHeading___Toc224035859" text:style-name="Index_20_Link_20__28_user_29_" text:visited-style-name="Index_20_Link_20__28_user_29_"><text:span text:style-name="T10"><text:tab/></text:span></text:a><text:a xlink:type="simple" xlink:href="#__RefHeading___Toc224035859" text:style-name="Index_20_Link_20__28_user_29_" text:visited-style-name="Index_20_Link_20__28_user_29_"><text:span text:style-name="T9">Úvod<text:tab/>1</text:span></text:a></text:p>
          <text:p text:style-name="P14"><text:a xlink:type="simple" xlink:href="#__RefHeading___Toc224035860" text:style-name="Index_20_Link_20__28_user_29_" text:visited-style-name="Index_20_Link_20__28_user_29_"><text:span text:style-name="T9">1.1</text:span></text:a><text:a xlink:type="simple" xlink:href="#__RefHeading___Toc224035860" text:style-name="Index_20_Link_20__28_user_29_" text:visited-style-name="Index_20_Link_20__28_user_29_"><text:span text:style-name="T11"><text:tab/></text:span></text:a><text:a xlink:type="simple" xlink:href="#__RefHeading___Toc224035860" text:style-name="Index_20_Link_20__28_user_29_" text:visited-style-name="Index_20_Link_20__28_user_29_"><text:span text:style-name="T9">Předmět specifikace<text:tab/>1</text:span></text:a></text:p>
          <text:p text:style-name="P14"><text:a xlink:type="simple" xlink:href="#__RefHeading___Toc224035861" text:style-name="Index_20_Link_20__28_user_29_" text:visited-style-name="Index_20_Link_20__28_user_29_"><text:span text:style-name="T9">1.2</text:span></text:a><text:a xlink:type="simple" xlink:href="#__RefHeading___Toc224035861" text:style-name="Index_20_Link_20__28_user_29_" text:visited-style-name="Index_20_Link_20__28_user_29_"><text:span text:style-name="T11"><text:tab/></text:span></text:a><text:a xlink:type="simple" xlink:href="#__RefHeading___Toc224035861" text:style-name="Index_20_Link_20__28_user_29_" text:visited-style-name="Index_20_Link_20__28_user_29_"><text:span text:style-name="T9">Typografické konvence,<text:tab/>1</text:span></text:a></text:p>
          <text:p text:style-name="P14"><text:a xlink:type="simple" xlink:href="#__RefHeading___Toc224035862" text:style-name="Index_20_Link_20__28_user_29_" text:visited-style-name="Index_20_Link_20__28_user_29_"><text:span text:style-name="T9">1.3</text:span></text:a><text:a xlink:type="simple" xlink:href="#__RefHeading___Toc224035862" text:style-name="Index_20_Link_20__28_user_29_" text:visited-style-name="Index_20_Link_20__28_user_29_"><text:span text:style-name="T11"><text:tab/></text:span></text:a><text:a xlink:type="simple" xlink:href="#__RefHeading___Toc224035862" text:style-name="Index_20_Link_20__28_user_29_" text:visited-style-name="Index_20_Link_20__28_user_29_"><text:span text:style-name="T9">Cílové publikum, návod ke čtení<text:tab/>1</text:span></text:a></text:p>
          <text:p text:style-name="P14"><text:a xlink:type="simple" xlink:href="#__RefHeading___Toc224035863" text:style-name="Index_20_Link_20__28_user_29_" text:visited-style-name="Index_20_Link_20__28_user_29_"><text:span text:style-name="T9">1.4</text:span></text:a><text:a xlink:type="simple" xlink:href="#__RefHeading___Toc224035863" text:style-name="Index_20_Link_20__28_user_29_" text:visited-style-name="Index_20_Link_20__28_user_29_"><text:span text:style-name="T11"><text:tab/></text:span></text:a><text:a xlink:type="simple" xlink:href="#__RefHeading___Toc224035863" text:style-name="Index_20_Link_20__28_user_29_" text:visited-style-name="Index_20_Link_20__28_user_29_"><text:span text:style-name="T9">Rozsah projektu<text:tab/>1</text:span></text:a></text:p>
          <text:p text:style-name="P14"><text:a xlink:type="simple" xlink:href="#__RefHeading___Toc224035864" text:style-name="Index_20_Link_20__28_user_29_" text:visited-style-name="Index_20_Link_20__28_user_29_"><text:span text:style-name="T9">1.5</text:span></text:a><text:a xlink:type="simple" xlink:href="#__RefHeading___Toc224035864" text:style-name="Index_20_Link_20__28_user_29_" text:visited-style-name="Index_20_Link_20__28_user_29_"><text:span text:style-name="T11"><text:tab/></text:span></text:a><text:a xlink:type="simple" xlink:href="#__RefHeading___Toc224035864" text:style-name="Index_20_Link_20__28_user_29_" text:visited-style-name="Index_20_Link_20__28_user_29_"><text:span text:style-name="T9">Odkazy<text:tab/>1</text:span></text:a></text:p>
          <text:p text:style-name="Contents_20_1"><text:a xlink:type="simple" xlink:href="#__RefHeading___Toc224035865" text:style-name="Index_20_Link_20__28_user_29_" text:visited-style-name="Index_20_Link_20__28_user_29_"><text:span text:style-name="T9">2.</text:span></text:a><text:a xlink:type="simple" xlink:href="#__RefHeading___Toc224035865" text:style-name="Index_20_Link_20__28_user_29_" text:visited-style-name="Index_20_Link_20__28_user_29_"><text:span text:style-name="T10"><text:tab/></text:span></text:a><text:a xlink:type="simple" xlink:href="#__RefHeading___Toc224035865" text:style-name="Index_20_Link_20__28_user_29_" text:visited-style-name="Index_20_Link_20__28_user_29_"><text:span text:style-name="T9">Obecný popis<text:tab/>1</text:span></text:a></text:p>
          <text:p text:style-name="P14"><text:a xlink:type="simple" xlink:href="#__RefHeading___Toc224035866" text:style-name="Index_20_Link_20__28_user_29_" text:visited-style-name="Index_20_Link_20__28_user_29_"><text:span text:style-name="T9">2.1</text:span></text:a><text:a xlink:type="simple" xlink:href="#__RefHeading___Toc224035866" text:style-name="Index_20_Link_20__28_user_29_" text:visited-style-name="Index_20_Link_20__28_user_29_"><text:span text:style-name="T11"><text:tab/></text:span></text:a><text:a xlink:type="simple" xlink:href="#__RefHeading___Toc224035866" text:style-name="Index_20_Link_20__28_user_29_" text:visited-style-name="Index_20_Link_20__28_user_29_"><text:span text:style-name="T9">Kontext systému<text:tab/>1</text:span></text:a></text:p>
          <text:p text:style-name="P14"><text:a xlink:type="simple" xlink:href="#__RefHeading___Toc224035867" text:style-name="Index_20_Link_20__28_user_29_" text:visited-style-name="Index_20_Link_20__28_user_29_"><text:span text:style-name="T9">2.2</text:span></text:a><text:a xlink:type="simple" xlink:href="#__RefHeading___Toc224035867" text:style-name="Index_20_Link_20__28_user_29_" text:visited-style-name="Index_20_Link_20__28_user_29_"><text:span text:style-name="T11"><text:tab/></text:span></text:a><text:a xlink:type="simple" xlink:href="#__RefHeading___Toc224035867" text:style-name="Index_20_Link_20__28_user_29_" text:visited-style-name="Index_20_Link_20__28_user_29_"><text:span text:style-name="T9">Funkce produktu<text:tab/>2</text:span></text:a></text:p>
          <text:p text:style-name="P14"><text:a xlink:type="simple" xlink:href="#__RefHeading___Toc224035868" text:style-name="Index_20_Link_20__28_user_29_" text:visited-style-name="Index_20_Link_20__28_user_29_"><text:span text:style-name="T9">2.3</text:span></text:a><text:a xlink:type="simple" xlink:href="#__RefHeading___Toc224035868" text:style-name="Index_20_Link_20__28_user_29_" text:visited-style-name="Index_20_Link_20__28_user_29_"><text:span text:style-name="T11"><text:tab/></text:span></text:a><text:a xlink:type="simple" xlink:href="#__RefHeading___Toc224035868" text:style-name="Index_20_Link_20__28_user_29_" text:visited-style-name="Index_20_Link_20__28_user_29_"><text:span text:style-name="T9">Třídy uživatelů<text:tab/>2</text:span></text:a></text:p>
          <text:p text:style-name="P14"><text:a xlink:type="simple" xlink:href="#__RefHeading___Toc224035869" text:style-name="Index_20_Link_20__28_user_29_" text:visited-style-name="Index_20_Link_20__28_user_29_"><text:span text:style-name="T9">2.4</text:span></text:a><text:a xlink:type="simple" xlink:href="#__RefHeading___Toc224035869" text:style-name="Index_20_Link_20__28_user_29_" text:visited-style-name="Index_20_Link_20__28_user_29_"><text:span text:style-name="T11"><text:tab/></text:span></text:a><text:a xlink:type="simple" xlink:href="#__RefHeading___Toc224035869" text:style-name="Index_20_Link_20__28_user_29_" text:visited-style-name="Index_20_Link_20__28_user_29_"><text:span text:style-name="T9">Provozní prostředí<text:tab/>2</text:span></text:a></text:p>
          <text:p text:style-name="P14"><text:a xlink:type="simple" xlink:href="#__RefHeading___Toc224035870" text:style-name="Index_20_Link_20__28_user_29_" text:visited-style-name="Index_20_Link_20__28_user_29_"><text:span text:style-name="T9">2.5</text:span></text:a><text:a xlink:type="simple" xlink:href="#__RefHeading___Toc224035870" text:style-name="Index_20_Link_20__28_user_29_" text:visited-style-name="Index_20_Link_20__28_user_29_"><text:span text:style-name="T11"><text:tab/></text:span></text:a><text:a xlink:type="simple" xlink:href="#__RefHeading___Toc224035870" text:style-name="Index_20_Link_20__28_user_29_" text:visited-style-name="Index_20_Link_20__28_user_29_"><text:span text:style-name="T9">Omezení návrhu a implementace<text:tab/>2</text:span></text:a></text:p>
          <text:p text:style-name="P14"><text:a xlink:type="simple" xlink:href="#__RefHeading___Toc224035871" text:style-name="Index_20_Link_20__28_user_29_" text:visited-style-name="Index_20_Link_20__28_user_29_"><text:span text:style-name="T9">2.6</text:span></text:a><text:a xlink:type="simple" xlink:href="#__RefHeading___Toc224035871" text:style-name="Index_20_Link_20__28_user_29_" text:visited-style-name="Index_20_Link_20__28_user_29_"><text:span text:style-name="T11"><text:tab/></text:span></text:a><text:a xlink:type="simple" xlink:href="#__RefHeading___Toc224035871" text:style-name="Index_20_Link_20__28_user_29_" text:visited-style-name="Index_20_Link_20__28_user_29_"><text:span text:style-name="T9">Uživatelská dokumentace<text:tab/>2</text:span></text:a></text:p>
          <text:p text:style-name="P14"><text:a xlink:type="simple" xlink:href="#__RefHeading___Toc224035872" text:style-name="Index_20_Link_20__28_user_29_" text:visited-style-name="Index_20_Link_20__28_user_29_"><text:span text:style-name="T9">2.7</text:span></text:a><text:a xlink:type="simple" xlink:href="#__RefHeading___Toc224035872" text:style-name="Index_20_Link_20__28_user_29_" text:visited-style-name="Index_20_Link_20__28_user_29_"><text:span text:style-name="T11"><text:tab/></text:span></text:a><text:a xlink:type="simple" xlink:href="#__RefHeading___Toc224035872" text:style-name="Index_20_Link_20__28_user_29_" text:visited-style-name="Index_20_Link_20__28_user_29_"><text:span text:style-name="T9">Předpoklady a závislosti<text:tab/>2</text:span></text:a></text:p>
          <text:p text:style-name="Contents_20_1"><text:a xlink:type="simple" xlink:href="#__RefHeading___Toc224035873" text:style-name="Index_20_Link_20__28_user_29_" text:visited-style-name="Index_20_Link_20__28_user_29_"><text:span text:style-name="T9">3.</text:span></text:a><text:a xlink:type="simple" xlink:href="#__RefHeading___Toc224035873" text:style-name="Index_20_Link_20__28_user_29_" text:visited-style-name="Index_20_Link_20__28_user_29_"><text:span text:style-name="T10"><text:tab/></text:span></text:a><text:a xlink:type="simple" xlink:href="#__RefHeading___Toc224035873" text:style-name="Index_20_Link_20__28_user_29_" text:visited-style-name="Index_20_Link_20__28_user_29_"><text:span text:style-name="T9">Funkce systému<text:tab/>2</text:span></text:a></text:p>
          <text:p text:style-name="P14"><text:a xlink:type="simple" xlink:href="#__RefHeading___Toc224035874" text:style-name="Index_20_Link_20__28_user_29_" text:visited-style-name="Index_20_Link_20__28_user_29_"><text:span text:style-name="T9">3.1</text:span></text:a><text:a xlink:type="simple" xlink:href="#__RefHeading___Toc224035874" text:style-name="Index_20_Link_20__28_user_29_" text:visited-style-name="Index_20_Link_20__28_user_29_"><text:span text:style-name="T11"><text:tab/></text:span></text:a><text:a xlink:type="simple" xlink:href="#__RefHeading___Toc224035874" text:style-name="Index_20_Link_20__28_user_29_" text:visited-style-name="Index_20_Link_20__28_user_29_"><text:span text:style-name="T9">Funkce systému 1<text:tab/>2</text:span></text:a></text:p>
          <text:p text:style-name="P14"><text:a xlink:type="simple" xlink:href="#__RefHeading___Toc224035875" text:style-name="Index_20_Link_20__28_user_29_" text:visited-style-name="Index_20_Link_20__28_user_29_"><text:span text:style-name="T9">3.2</text:span></text:a><text:a xlink:type="simple" xlink:href="#__RefHeading___Toc224035875" text:style-name="Index_20_Link_20__28_user_29_" text:visited-style-name="Index_20_Link_20__28_user_29_"><text:span text:style-name="T11"><text:tab/></text:span></text:a><text:a xlink:type="simple" xlink:href="#__RefHeading___Toc224035875" text:style-name="Index_20_Link_20__28_user_29_" text:visited-style-name="Index_20_Link_20__28_user_29_"><text:span text:style-name="T9">Funkce systému 2 (atd.)<text:tab/>3</text:span></text:a></text:p>
          <text:p text:style-name="Contents_20_1"><text:a xlink:type="simple" xlink:href="#__RefHeading___Toc224035876" text:style-name="Index_20_Link_20__28_user_29_" text:visited-style-name="Index_20_Link_20__28_user_29_"><text:span text:style-name="T9">4.</text:span></text:a><text:a xlink:type="simple" xlink:href="#__RefHeading___Toc224035876" text:style-name="Index_20_Link_20__28_user_29_" text:visited-style-name="Index_20_Link_20__28_user_29_"><text:span text:style-name="T10"><text:tab/></text:span></text:a><text:a xlink:type="simple" xlink:href="#__RefHeading___Toc224035876" text:style-name="Index_20_Link_20__28_user_29_" text:visited-style-name="Index_20_Link_20__28_user_29_"><text:span text:style-name="T9">Požadavky na vnější rozhraní<text:tab/>3</text:span></text:a></text:p>
          <text:p text:style-name="P14"><text:a xlink:type="simple" xlink:href="#__RefHeading___Toc224035877" text:style-name="Index_20_Link_20__28_user_29_" text:visited-style-name="Index_20_Link_20__28_user_29_"><text:span text:style-name="T9">4.1</text:span></text:a><text:a xlink:type="simple" xlink:href="#__RefHeading___Toc224035877" text:style-name="Index_20_Link_20__28_user_29_" text:visited-style-name="Index_20_Link_20__28_user_29_"><text:span text:style-name="T11"><text:tab/></text:span></text:a><text:a xlink:type="simple" xlink:href="#__RefHeading___Toc224035877" text:style-name="Index_20_Link_20__28_user_29_" text:visited-style-name="Index_20_Link_20__28_user_29_"><text:span text:style-name="T9">Uživatelská rozhraní<text:tab/>3</text:span></text:a></text:p>
          <text:p text:style-name="P14"><text:a xlink:type="simple" xlink:href="#__RefHeading___Toc224035878" text:style-name="Index_20_Link_20__28_user_29_" text:visited-style-name="Index_20_Link_20__28_user_29_"><text:span text:style-name="T9">4.2</text:span></text:a><text:a xlink:type="simple" xlink:href="#__RefHeading___Toc224035878" text:style-name="Index_20_Link_20__28_user_29_" text:visited-style-name="Index_20_Link_20__28_user_29_"><text:span text:style-name="T11"><text:tab/></text:span></text:a><text:a xlink:type="simple" xlink:href="#__RefHeading___Toc224035878" text:style-name="Index_20_Link_20__28_user_29_" text:visited-style-name="Index_20_Link_20__28_user_29_"><text:span text:style-name="T9">Hardwarová rozhraní<text:tab/>3</text:span></text:a></text:p>
          <text:p text:style-name="P14"><text:a xlink:type="simple" xlink:href="#__RefHeading___Toc224035879" text:style-name="Index_20_Link_20__28_user_29_" text:visited-style-name="Index_20_Link_20__28_user_29_"><text:span text:style-name="T9">4.3</text:span></text:a><text:a xlink:type="simple" xlink:href="#__RefHeading___Toc224035879" text:style-name="Index_20_Link_20__28_user_29_" text:visited-style-name="Index_20_Link_20__28_user_29_"><text:span text:style-name="T11"><text:tab/></text:span></text:a><text:a xlink:type="simple" xlink:href="#__RefHeading___Toc224035879" text:style-name="Index_20_Link_20__28_user_29_" text:visited-style-name="Index_20_Link_20__28_user_29_"><text:span text:style-name="T9">Softwarová rozhraní<text:tab/>3</text:span></text:a></text:p>
          <text:p text:style-name="P14"><text:a xlink:type="simple" xlink:href="#__RefHeading___Toc224035880" text:style-name="Index_20_Link_20__28_user_29_" text:visited-style-name="Index_20_Link_20__28_user_29_"><text:span text:style-name="T9">4.4</text:span></text:a><text:a xlink:type="simple" xlink:href="#__RefHeading___Toc224035880" text:style-name="Index_20_Link_20__28_user_29_" text:visited-style-name="Index_20_Link_20__28_user_29_"><text:span text:style-name="T11"><text:tab/></text:span></text:a><text:a xlink:type="simple" xlink:href="#__RefHeading___Toc224035880" text:style-name="Index_20_Link_20__28_user_29_" text:visited-style-name="Index_20_Link_20__28_user_29_"><text:span text:style-name="T9">Komunikační rozhraní<text:tab/>3</text:span></text:a></text:p>
          <text:p text:style-name="Contents_20_1"><text:a xlink:type="simple" xlink:href="#__RefHeading___Toc224035881" text:style-name="Index_20_Link_20__28_user_29_" text:visited-style-name="Index_20_Link_20__28_user_29_"><text:span text:style-name="T9">5.</text:span></text:a><text:a xlink:type="simple" xlink:href="#__RefHeading___Toc224035881" text:style-name="Index_20_Link_20__28_user_29_" text:visited-style-name="Index_20_Link_20__28_user_29_"><text:span text:style-name="T10"><text:tab/></text:span></text:a><text:a xlink:type="simple" xlink:href="#__RefHeading___Toc224035881" text:style-name="Index_20_Link_20__28_user_29_" text:visited-style-name="Index_20_Link_20__28_user_29_"><text:span text:style-name="T9">Další parametrické (mimofunkční) požadavky<text:tab/>4</text:span></text:a></text:p>
          <text:p text:style-name="P14"><text:a xlink:type="simple" xlink:href="#__RefHeading___Toc224035882" text:style-name="Index_20_Link_20__28_user_29_" text:visited-style-name="Index_20_Link_20__28_user_29_"><text:span text:style-name="T9">5.1</text:span></text:a><text:a xlink:type="simple" xlink:href="#__RefHeading___Toc224035882" text:style-name="Index_20_Link_20__28_user_29_" text:visited-style-name="Index_20_Link_20__28_user_29_"><text:span text:style-name="T11"><text:tab/></text:span></text:a><text:a xlink:type="simple" xlink:href="#__RefHeading___Toc224035882" text:style-name="Index_20_Link_20__28_user_29_" text:visited-style-name="Index_20_Link_20__28_user_29_"><text:span text:style-name="T9">Výkonnostní požadavky<text:tab/>4</text:span></text:a></text:p>
          <text:p text:style-name="P14"><text:a xlink:type="simple" xlink:href="#__RefHeading___Toc224035883" text:style-name="Index_20_Link_20__28_user_29_" text:visited-style-name="Index_20_Link_20__28_user_29_"><text:span text:style-name="T9">5.2</text:span></text:a><text:a xlink:type="simple" xlink:href="#__RefHeading___Toc224035883" text:style-name="Index_20_Link_20__28_user_29_" text:visited-style-name="Index_20_Link_20__28_user_29_"><text:span text:style-name="T11"><text:tab/></text:span></text:a><text:a xlink:type="simple" xlink:href="#__RefHeading___Toc224035883" text:style-name="Index_20_Link_20__28_user_29_" text:visited-style-name="Index_20_Link_20__28_user_29_"><text:span text:style-name="T9">Bezpečnostní požadavky<text:tab/>4</text:span></text:a></text:p>
          <text:p text:style-name="P14"><text:a xlink:type="simple" xlink:href="#__RefHeading___Toc224035884" text:style-name="Index_20_Link_20__28_user_29_" text:visited-style-name="Index_20_Link_20__28_user_29_"><text:span text:style-name="T9">5.3</text:span></text:a><text:a xlink:type="simple" xlink:href="#__RefHeading___Toc224035884" text:style-name="Index_20_Link_20__28_user_29_" text:visited-style-name="Index_20_Link_20__28_user_29_"><text:span text:style-name="T11"><text:tab/></text:span></text:a><text:a xlink:type="simple" xlink:href="#__RefHeading___Toc224035884" text:style-name="Index_20_Link_20__28_user_29_" text:visited-style-name="Index_20_Link_20__28_user_29_"><text:span text:style-name="T9">Kvalitativní parametry<text:tab/>4</text:span></text:a></text:p>
          <text:p text:style-name="Contents_20_1"><text:a xlink:type="simple" xlink:href="#__RefHeading___Toc224035885" text:style-name="Index_20_Link_20__28_user_29_" text:visited-style-name="Index_20_Link_20__28_user_29_"><text:span text:style-name="T9">6.</text:span></text:a><text:a xlink:type="simple" xlink:href="#__RefHeading___Toc224035885" text:style-name="Index_20_Link_20__28_user_29_" text:visited-style-name="Index_20_Link_20__28_user_29_"><text:span text:style-name="T10"><text:tab/></text:span></text:a><text:a xlink:type="simple" xlink:href="#__RefHeading___Toc224035885" text:style-name="Index_20_Link_20__28_user_29_" text:visited-style-name="Index_20_Link_20__28_user_29_"><text:span text:style-name="T9">Ostatní požadavky<text:tab/>4</text:span></text:a></text:p>
        </text:index-body>
      </text:table-of-content>
      <text:p text:style-name="P1"/>
      <text:p text:style-name="Standard"/>
      <text:h text:style-name="P18" text:outline-level="1"><text:bookmark-start text:name="__RefHeading___Toc224035859"/>Úvod<text:bookmark-end text:name="__RefHeading___Toc224035859"/></text:h>
      <text:h text:style-name="P15" text:outline-level="2"><text:bookmark-start text:name="__RefHeading___Toc224035860"/>Předmět specifikace<text:bookmark-end text:name="__RefHeading___Toc224035860"/></text:h>
      <text:p text:style-name="P39"><text:span text:style-name="T8">Software se zabývá vytvářením lentikulárních obrázků. Verze 1.0. Celková výroba atd.</text:span></text:p>
      <text:p text:style-name="P39"><text:span text:style-name="T8"/></text:p>
      <text:p text:style-name="template"><text:span text:style-name="T4">Popište softwarový produkt, jehož požadavky se tato specifikace zabývá. Uveďte číslo verze. Pokud se specifikace týká jen části systému, tuto část zřetelně vymezte.</text:span></text:p>
      <text:h text:style-name="P15" text:outline-level="2"><text:bookmark-start text:name="__RefHeading___Toc224035861"/>Typografické konvence,<text:bookmark-end text:name="__RefHeading___Toc224035861"/> </text:h>
      <text:p text:style-name="P37"/>
      <text:p text:style-name="P37">Popište textové styly, způsob vyznačování nebo důležitější notace. Uveďte například, jestli se priorita obecných požadavků vztahuje i na všechny odvozené podrobné požadavky, nebo jestli má mít každý funkční požadavek svou vlastní prioritu.</text:p>
      <text:h text:style-name="P15" text:outline-level="2"><text:bookmark-start text:name="__RefHeading___Toc224035862"/>Cílové publikum, návod ke čtení<text:bookmark-end text:name="__RefHeading___Toc224035862"/></text:h>
      <text:p text:style-name="P40">Členové týmu, zadavatel a vyučující</text:p>
      <text:p text:style-name="P37"/>
      <text:p text:style-name="P37">Uveďte seznam čtenářů, pro které je specifikace určena. Popište rozdělení zbytku specifikace.</text:p>
      <text:h text:style-name="P15" text:outline-level="2"><text:bookmark-start text:name="__RefHeading___Toc224035863"/>Rozsah projektu<text:bookmark-end text:name="__RefHeading___Toc224035863"/></text:h>
      <text:p text:style-name="template"><text:span text:style-name="T4">Stručně popište specifikovaný software a jeho účel. Popište vztah systému k firemním cílům, podnikatelským strategiím. Jestliže máte vizi a rozsah projektu popsané jiným dokumentem, pouze se na něj odkažte. Pokud se jedná o specifikaci další verze inkrementálně vyvíjeného systému, popište také konkrétní rozsah této verze (podmnožiny dlouhodobé strategické vize dokumentu).</text:span></text:p>
      <text:h text:style-name="P15" text:outline-level="2"><text:bookmark-start text:name="__RefHeading___Toc224035864"/>Odkazy<text:bookmark-end text:name="__RefHeading___Toc224035864"/></text:h>
      <text:p text:style-name="P12"><text:span text:style-name="T2">Zde uveďte úplný seznam dokumentů citovaných nebo odkazovaných v tomto DSP. Anotace všech dokumentů by měla být ve standardním formátu. Jedna možnost: Autoři (pokud jsou v dokumentu uvedeni), název, datum vydání a vydavatel. Pokud to není zřejmé, je třeba také uvést, odkud lze dokument získat (nejlépe URL). Pokud je odkazů velké množství, lze je uvést v příloze.</text:span></text:p>
      <text:h text:style-name="P17" text:outline-level="1"><text:bookmark-start text:name="__RefHeading___Toc224035865"/>Obecný popis<text:bookmark-end text:name="__RefHeading___Toc224035865"/></text:h>
      <text:h text:style-name="Heading_20_2" text:outline-level="2"><text:bookmark-start text:name="__RefHeading___Toc224035866"/><text:span text:style-name="T8">Kontext systému</text:span><text:bookmark-end text:name="__RefHeading___Toc224035866"/></text:h>
      <text:p text:style-name="P39"><text:span text:style-name="T8">Spolupráce s druhým týmem.</text:span></text:p>
      <text:p text:style-name="template"><text:span text:style-name="T4"/></text:p>
      <text:p text:style-name="template"><text:span text:style-name="T4">Popište původ systému a jeho kontext. <text:s/>Například jestli jde o dalšího člena rodiny produktů, náhradu existující aplikace, či úplně nový produkt. Pokud specifikace popisuje komponentu většího systému, jak tato komponenta do celkového systému zapadá. Nakreslete jednoduchý diagram znárodňující hlavní komponenty systému, vztahy mezi podsystémy a externí rozhraní.</text:span></text:p>
      <text:h text:style-name="P15" text:outline-level="2"><text:bookmark-start text:name="__RefHeading___Toc224035867"/>Funkce produktu<text:bookmark-end text:name="__RefHeading___Toc224035867"/></text:h>
      <text:p text:style-name="P39"><text:span text:style-name="T8">Vytváření obrázků</text:span></text:p>
      <text:p text:style-name="template"><text:span text:style-name="T4">Popište hlavní funkce softwarového produktu (stačí obecný přehled např. „příprava a tisk faktur“). Uveďte funkce tak, aby jejich soupis byl přehledný pro každého čtenáře dokumentu. Připojte obrázek hlavních skupin požadavků a vztahů mezi nimi (diagram datových toků, diagram případů užití, diagram tříd).</text:span></text:p>
      <text:h text:style-name="P15" text:outline-level="2"><text:bookmark-start text:name="__RefHeading___Toc224035868"/>Třídy uživatelů<text:bookmark-end text:name="__RefHeading___Toc224035868"/></text:h>
      <text:p text:style-name="P37">Popište třídy uživatelů, které budou produkt používat, a jejich hlavní vlastnosti.</text:p>
      <text:h text:style-name="P15" text:outline-level="2"><text:bookmark-start text:name="__RefHeading___Toc224035869"/>Provozní prostředí<text:bookmark-end text:name="__RefHeading___Toc224035869"/></text:h>
      <text:p text:style-name="P37">Popište prostředí, ve kterém systém poběží – včetně hardwaru, typu a verze operačního systému, zeměpisného umístění uživatelů, serverů a databází. Uveďte seznam všech softwarových komponent a systémů, se kterými musí systém spolupracovat.</text:p>
      <text:h text:style-name="P15" text:outline-level="2"><text:bookmark-start text:name="__RefHeading___Toc224035870"/>Omezení návrhu a implementace<text:bookmark-end text:name="__RefHeading___Toc224035870"/></text:h>
      <text:p text:style-name="P37">Popište libovolné faktory, které omezují možnosti vývojářů, a důvody těchto omezení (konkrétní technologie, programovací jazyky, typy webových prohlížečů, formáty pro výměnu dat apod.)</text:p>
      <text:h text:style-name="P15" text:outline-level="2"><text:bookmark-start text:name="__RefHeading___Toc224035871"/>Uživatelská dokumentace<text:bookmark-end text:name="__RefHeading___Toc224035871"/> </text:h>
      <text:p text:style-name="P40">Jak s programem pracovat.</text:p>
      <text:p text:style-name="P40"/>
      <text:p text:style-name="P37">Uveďte seznam všech součástí uživatelské dokumentace, která se bude se systémem dodávat (uživatelské manuály, online nápověda, průvodci, atd.)</text:p>
      <text:h text:style-name="P15" text:outline-level="2"><text:bookmark-start text:name="__RefHeading___Toc224035872"/>Předpoklady a závislosti<text:bookmark-end text:name="__RefHeading___Toc224035872"/></text:h>
      <text:p text:style-name="Standard"><text:span text:style-name="T8">C++ redistributable, knihovnu od lukyna, .NET 4.5, windows 7 a novější</text:span></text:p>
      <text:p text:style-name="template"><text:soft-page-break/><text:span text:style-name="T4">Uveďte všechny známé předpoklady, které mohou ovlivnit požadavky v tomto dokumentu (např. plánované komponenty získané od jiných dodavatelů). Pokud jsou tyto předpoklady nepravdivé (nesdílené, či mění se), dojde k problémům, některé předpoklady mohou být pro projekt rizikové. Popište také všechny závislosti projektu na vnějších okolnostech, na které nemáte přímý vliv.</text:span></text:p>
      <text:h text:style-name="P16" text:outline-level="1"><text:bookmark-start text:name="__RefHeading___Toc224035873"/>Funkce systému<text:bookmark-end text:name="__RefHeading___Toc224035873"/></text:h>
      <text:p text:style-name="P11">Tato šablona je uspořádána podle funkcí sytému, funkční požadavky však můžete třídit i jiným způsobem. Popis funkčních požadavků bude tvořit většinu DSP. Požadavky specifikujte tak podrobně, aby jejich popis postačoval jak pro návrh systému, tak pro otestování systému na shodu s požadavkem.</text:p>
      <text:p text:style-name="P38"/>
      <text:h text:style-name="Heading_20_2" text:outline-level="2"><text:bookmark-start text:name="__RefHeading___Toc224035874"/><text:span text:style-name="T8">Funkce systému 1</text:span><text:bookmark-end text:name="__RefHeading___Toc224035874"/></text:h>
      <text:p text:style-name="P37">Popište funkci systému několika slovy (např. 3.1 Kontrola překlepů).</text:p>
      <text:p text:style-name="level_20_4"><text:span text:style-name="T8">3.1.1<text:tab/>Popis a priorita</text:span></text:p>
      <text:p text:style-name="P41"><text:span text:style-name="T4">Prokládání obrázků na výsledek. Priorita je 1 – nejvyšší.</text:span></text:p>
      <text:p text:style-name="level_20_4"><text:span text:style-name="T8">3.1.2<text:tab/>Události a odpovědi</text:span></text:p>
      <text:p text:style-name="P21">Reaguje na stisk tlačíka od uživatele. Využívá hodnoty z GUI. Vrátí obrázek</text:p>
      <text:p text:style-name="level_20_4"><text:span text:style-name="T8">3.1.3<text:tab/>Funkční požadavky</text:span></text:p>
      <text:p text:style-name="P21">Popište podrobně všechny funkční požadavky spojené příslušnou  funkcí. Nezapomeňte popsat reakce systému na očekávané chybové stavy nebo chybové akce a vstupy. Každý funkční požadavek označte jedinečným identifikátorem.</text:p>
      <text:p text:style-name="requirement"><text:span text:style-name="T3">POŽADAVEK-1: </text:span></text:p>
      <text:p text:style-name="requirement"><text:span text:style-name="T3">POŽADAVEK-2:<text:tab/></text:span></text:p>
      <text:h text:style-name="Heading_20_2" text:outline-level="2"><text:bookmark-start text:name="__RefHeading___Toc224035875"/><text:span text:style-name="T8">Funkce systému 2 (atd.)</text:span><text:bookmark-end text:name="__RefHeading___Toc224035875"/></text:h>
      <text:h text:style-name="P16" text:outline-level="1"><text:bookmark-start text:name="__RefHeading___Toc224035876"/>Požadavky na vnější rozhraní<text:bookmark-end text:name="__RefHeading___Toc224035876"/></text:h>
      <text:h text:style-name="P15" text:outline-level="2"><text:bookmark-start text:name="__RefHeading___Toc224035877"/>Uživatelská rozhraní<text:bookmark-end text:name="__RefHeading___Toc224035877"/></text:h>
      <text:p text:style-name="Standard"><text:span text:style-name="T8">Nějaký tam bude</text:span></text:p>
      <text:p text:style-name="P37">Popište logické vlastnosti každého z uživatelských rozhraní, které systém potřebuje (např. odkazy na GUI standardy; standardy týkající se fontů, obrázků, ovládacích prvků; možnosti rozlišení obrazovky, standardní tlačítka, která se mají objevit na každé obrazovce; klávesové zkratky; pravidla pro zobrazení zpráv; pravidla ohledně lokalizace softwaru; pomůcky pro postižené apod.)</text:p>
      <text:h text:style-name="P15" text:outline-level="2"><text:bookmark-start text:name="__RefHeading___Toc224035878"/><text:soft-page-break/>Hardwarová rozhraní<text:bookmark-end text:name="__RefHeading___Toc224035878"/></text:h>
      <text:p text:style-name="P37">Popište vlastnosti každého hardwarového rozhraní mezi softwarovými a hardwarovými komponentami systému (např. seznam podporovaných zařízení, datová a řídící rozhraní, použité komunikační protokoly apod.)</text:p>
      <text:h text:style-name="P15" text:outline-level="2"><text:bookmark-start text:name="__RefHeading___Toc224035879"/>Softwarová rozhraní<text:bookmark-end text:name="__RefHeading___Toc224035879"/></text:h>
      <text:p text:style-name="P37">Popište rozhraní mezi vyvíjeným softwarem a konkrétními verzemi dalších softwarových komponent, například databází, OS, knihoven, integrovaných komponent, ad. Popište princip komunikace, zprávy, data a řídící signály, které si systém s těmito komponentami vyměňuje. Popište sdílená data. Uveďte služby, na kterých závisí externí softwarové komponenty.</text:p>
      <text:h text:style-name="P15" text:outline-level="2"><text:bookmark-start text:name="__RefHeading___Toc224035880"/>Komunikační rozhraní<text:bookmark-end text:name="__RefHeading___Toc224035880"/></text:h>
      <text:p text:style-name="P37">Popište požadavky na všechny komunikační funkce, které bude systém používat (e-mail, webový prohlížeč, protokoly, elektronické formuláře, ad.). Popište formát pro výměnu zpráv, zabezpečení komunikačních kanálů, šifrování, přenosové rychlosti, synchronizační mechanismy.</text:p>
      <text:h text:style-name="P16" text:outline-level="1"><text:bookmark-start text:name="__RefHeading___Toc224035881"/>Další parametrické (mimofunkční) požadavky<text:bookmark-end text:name="__RefHeading___Toc224035881"/></text:h>
      <text:h text:style-name="P15" text:outline-level="2"><text:bookmark-start text:name="__RefHeading___Toc224035882"/>Výkonnostní požadavky<text:bookmark-end text:name="__RefHeading___Toc224035882"/></text:h>
      <text:p text:style-name="template"><text:span text:style-name="T4">Uveďte konkrétní požadavky na výkon jednotlivých funkcí systému a vysvětlete důvody, které k nim vedly. Buďte co nejpřesnější (např. „na jednouživatelském PC s procesorem Intel Pentium Core 2 Duo o taktovací frekvenci 3,16 GHz a OS Windows XP s alespoň 60% volných systémových prostředků bude 95% databázových dotazů do registru vyřízeno do dvou sekund) </text:span></text:p>
      <text:h text:style-name="P15" text:outline-level="2"><text:bookmark-start text:name="__RefHeading___Toc224035883"/>Bezpečnostní požadavky<text:bookmark-end text:name="__RefHeading___Toc224035883"/></text:h>
      <text:p text:style-name="template"><text:span text:style-name="T4">Popište požadavky, které se zabývají možnými ztrátami, škodami anebo zraněními, k nimž by používáním systému mohlo dojít. Uveďte všechna bezpečnostní opatření nebo akce, jež je třeba provést, a všechny potenciálně nebezpečné akce, kterým je třeba zabránit. Uveďte seznam bezpečnostních certifikací, předpisů a nařízení, kterým musí systém odpovídat. (příklad bezpečnostního požadavku:“ pokud teplota přesáhne 80 C, systém spustí záložní chlazení“).</text:span></text:p>
      <text:p text:style-name="template"><text:span text:style-name="T4">Popište všechny požadavky na bezpečnost, integritu, a důvěrnost přístupu k systému datům, která systém zpracovává nebo vytváří (např.: „každý uživatel si hned po přihlášení musí změnit heslo“). </text:span></text:p>
      <text:h text:style-name="P15" text:outline-level="2"><text:bookmark-start text:name="__RefHeading___Toc224035884"/>Kvalitativní parametry<text:bookmark-end text:name="__RefHeading___Toc224035884"/></text:h>
      <text:p text:style-name="P5">Popište jakékoli kvalitativní požadavky, na kterých zákazníkům záleží. Požadavky musí být konkrétní, měřitelné a ověřitelné. Všechny parametry rozdělte podle priority.</text:p>
      <text:list xml:id="list2289700472767938234" text:style-name="WW8Num2">
        <text:list-item>
          <text:p text:style-name="P9">požadavky na snadnost používání - <text:s/>např. doba potřebná pro zaškolení obyčejného uživatele, doba trvání konkrétní úlohy apod.</text:p>
        </text:list-item>
        <text:list-item>
          <text:p text:style-name="P6">požadavky na spolehlivost - průměrná doba mezi haváriemi apod.)</text:p>
        </text:list-item>
        <text:list-item>
          <text:p text:style-name="P4"><text:span text:style-name="T3">požadavky na robustnost (doba opravy po havárii apod.</text:span></text:p>
        </text:list-item>
        <text:list-item>
          <text:p text:style-name="P9"><text:soft-page-break/>požadavky na udržovatelnost - snadnosti údržby systému po jeho uvedení do provozu. – např. programátorská konvence (odsazování, způsob pojmenování tříd a metod), programy pro údržbu, verzování apod.</text:p>
        </text:list-item>
      </text:list>
      <text:h text:style-name="P16" text:outline-level="1"><text:bookmark-start text:name="__RefHeading___Toc224035885"/>Ostatní požadavky<text:bookmark-end text:name="__RefHeading___Toc224035885"/></text:h>
      <text:p text:style-name="P37">Popište libovolné další požadavky, na které v ostatních částech specifikace nezbylo místo, např. právní požadavky, požadavky na lokalizaci, provoz, správa a údržba systému,…</text:p>
      <text:p text:style-name="TOCEntry"><text:span text:style-name="T8">Dodatek A: Slovníček</text:span></text:p>
      <text:p text:style-name="P10"><text:span text:style-name="T2">Zde uveďte a vysvětlete všechny termíny, zkratky atd., které jsou zapotřebí pro správnou interpretaci DSP.</text:span></text:p>
      <text:p text:style-name="TOCEntry"><text:span text:style-name="T8">Dodatek B: Analytické modely</text:span></text:p>
      <text:p text:style-name="P37">Zde dle okolností uveďte nebo odkazujte na související analytické modely (diagramy datových toků, diagramy tříd, ERA digramy ad.)</text:p>
      <text:p text:style-name="TOCEntry"><text:span text:style-name="T8">Dodatek C: Seznam úkolů</text:span></text:p>
      <text:p text:style-name="P37">Tato část slouží jako průběžně aktualizovaný seznam otevřených požadavků, které se musí dokončit. V požadavcích mohou chybět informace, čeká se na rozhodnutí, na prověření funkcionality komponenty třetí strany 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00%"/>
      <style:text-properties style:font-name="Times New Roman" fo:language="cs" fo:country="CZ" style:font-name-complex="Times New Roman"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itle" style:family="paragraph" style:parent-style-name="Standard" style:next-style-name="Subtitle" style:class="chapter">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Title">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fo:margin-top="1.693cm" fo:margin-bottom="0cm" fo:line-height="100%" fo:text-align="end" style:justify-single-word="false" fo:padding-left="0cm" fo:padding-right="0cm" fo:padding-top="0.035cm" fo:padding-bottom="0cm" fo:border-left="none" fo:border-right="none" fo:border-top="0.176cm solid #000000" fo:border-bottom="none"/>
      <style:text-properties fo:font-size="14pt" style:font-size-asian="14pt"/>
    </style:style>
    <style:style style:name="line" style:family="paragraph" style:parent-style-name="Title">
      <style:paragraph-properties fo:margin-top="0.423cm" fo:margin-bottom="0cm" fo:line-height="100%" fo:text-align="end" style:justify-single-word="false" fo:padding-left="0cm" fo:padding-right="0cm" fo:padding-top="0.035cm" fo:padding-bottom="0cm" fo:border-left="none" fo:border-right="none" fo:border-top="0.141cm solid #000000" fo:border-bottom="none"/>
      <style:text-properties fo:font-size="20pt" style:font-size-asian="20pt"/>
    </style:style>
    <style:style style:name="Prostý_20_text" style:display-name="Prostý text" style:family="paragraph" style:parent-style-name="Standard">
      <style:paragraph-properties fo:line-height="100%"/>
      <style:text-properties style:font-name="Courier New" fo:font-size="10pt" fo:language="cs" fo:country="CZ" style:font-size-asian="10pt" style:font-name-complex="Courier New"/>
    </style:style>
    <style:style style:name="Text_20_body_20_indent" style:display-name="Text body indent" style:family="paragraph" style:parent-style-name="Standard" style:class="text">
      <style:paragraph-properties fo:margin-left="0.499cm" fo:margin-right="0cm" fo:margin-top="0cm" fo:margin-bottom="0.212cm" fo:line-height="100%" fo:text-indent="0cm" style:auto-text-indent="false"/>
      <style:text-properties style:font-name="Times New Roman" fo:language="cs" fo:country="CZ" style:font-name-complex="Times New Roman" style:font-size-complex="12pt"/>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fo:line-height="115%" fo:text-indent="0cm" style:auto-text-indent="false"/>
      <style:text-properties fo:color="#365f91" style:font-name="Cambria" fo:font-size="14pt" fo:language="cs" fo:country="CZ" style:letter-kerning="true" style:font-name-asian="Times New Roman" style:font-size-asian="14pt" style:font-name-complex="Times New Roman"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ff" style:font-name="Symbol" fo:language="cs" fo:country="CZ" style:font-name-comple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Standardní_20_písmo_20_odstavce" style:display-name="Standardní písmo odstavce" style:family="text"/>
    <style:style style:name="Page_20_Number" style:display-name="Page Number" style:family="text" style:parent-style-name="Standardní_20_písmo_20_odstavc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Prostý_20_text_20_Char" style:display-name="Prostý text Char" style:family="text" style:parent-style-name="Standardní_20_písmo_20_odstavce">
      <style:text-properties style:font-name="Courier New" style:font-name-complex="Courier New"/>
    </style:style>
    <style:style style:name="Základní_20_text_20_odsazený_20_Char" style:display-name="Základní text odsazený Char" style:family="text" style:parent-style-name="Standardní_20_písmo_20_odstavce">
      <style:text-properties fo:font-size="12pt" style:font-size-asian="12pt" style:font-size-complex="12pt"/>
    </style:style>
    <style:style style:name="Základní_20_text_20_Char" style:display-name="Základní text Char" style:family="text" style:parent-style-name="Standardní_20_písmo_20_odstavce">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4z0"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master-page style:name="First_20_Page" style:display-name="First Page" style:page-layout-name="Mpm1" style:next-style-name="Standard"/>
    <style:master-page style:name="Převést_20_1" style:display-name="Převés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Requirements Specification Template</dc:title>
    <meta:initial-creator>Karl Wiegers</meta:initial-creator>
    <meta:creation-date>2009-03-05T17:15:00</meta:creation-date>
    <dc:creator>albl jan</dc:creator>
    <dc:date>2015-03-03T14:09:27.26</dc:date>
    <meta:editing-cycles>5</meta:editing-cycles>
    <meta:editing-duration>PT31M24S</meta:editing-duration>
    <meta:generator>OpenOffice/4.1.1$Win32 OpenOffice.org_project/411m6$Build-9775</meta:generator>
    <meta:document-statistic meta:table-count="1" meta:image-count="0" meta:object-count="0" meta:page-count="9" meta:paragraph-count="125" meta:word-count="1274" meta:character-count="9185"/>
    <meta:user-defined meta:name="dgnword-docGUID">{2CC74E0D-E94F-445A-8743-4FB3C5B198CA}</meta:user-defined>
    <meta:user-defined meta:name="dgnword-eventsink">22325624</meta:user-defined>
  </office:meta>
</office:document-meta>
</file>